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igitalization of Visual Acuity Testing</text:h>
      <text:p text:style-name="P2">Svante Nilsson<text:line-break/>Christian Johansson<text:line-break/>Anders Ohlsson</text:p>
      <text:p text:style-name="P2"/>
      <text:p text:style-name="P1">Abstract<text:line-break/><text:span text:style-name="T1">Digitalization of Visual Acuity Testing is a project involving development of a method for digitalization the displaying of optician's eye charts. Using a Raspberry Pi, an Android tablet device and network communication over WiFI we have created a system for displaying these charts on a screen. This system will be used as a prototype for possible future work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Ohlsson</meta:initial-creator>
    <meta:creation-date>2015-05-26T21:07:00.10</meta:creation-date>
    <meta:document-statistic meta:table-count="0" meta:image-count="0" meta:object-count="0" meta:page-count="1" meta:paragraph-count="3" meta:word-count="70" meta:character-count="459"/>
    <dc:date>2015-05-26T21:11:46.78</dc:date>
    <dc:creator>Anders Ohlsson</dc:creator>
    <meta:editing-duration>PT4M47S</meta:editing-duration>
    <meta:editing-cycles>1</meta:editing-cycles>
    <meta:generator>OpenOffice/4.1.1$Win32 OpenOffice.org_project/411m6$Build-9775</meta:generator>
  </office:meta>
</office:document-meta>
</file>